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witching the filter to any of the 3 options and back will make a new fetch request. Continuing to switch it to another option and back to none will double the amount of fetch requests made next time. You shouldn't need to make any fetch requests here at all, as you can filter on the original array returned by the 1st request made. You are making fetch requests for posts on the About and Contact pages, which doesn't make sense. This is most likely due to including the index.js script file on these pages. Submitting an empty contact form will only show an error on the first (name) input. It would be useful to show the error on all fields that contain an error instead of showing 1 at a time. Some forms are displaying errors on the input fields but the fetch request is still going through. An example is the comment form on blog details page. Attempting to submit an empty form will still make the POST reque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6pt" style:font-size-asian="16pt" style:font-size-complex="16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eedback from tuto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9S</meta:editing-duration>
    <meta:editing-cycles>3</meta:editing-cycles>
    <meta:generator>OpenOffice/4.1.7$Win32 OpenOffice.org_project/417m1$Build-9800</meta:generator>
    <dc:date>2022-10-17T13:27:21.79</dc:date>
    <dc:creator>Thomas N. Jensen</dc:creator>
    <meta:document-statistic meta:table-count="0" meta:image-count="0" meta:object-count="0" meta:page-count="1" meta:paragraph-count="2" meta:word-count="173" meta:character-count="939"/>
    <meta:user-defined meta:name="Info 1"/>
    <meta:user-defined meta:name="Info 2"/>
    <meta:user-defined meta:name="Info 3"/>
    <meta:user-defined meta:name="Info 4"/>
  </office:meta>
</office:document-meta>
</file>